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26a8" officeooo:paragraph-rsid="000026a8"/>
    </style:style>
    <style:style style:name="P2" style:family="paragraph" style:parent-style-name="Standard">
      <style:text-properties fo:font-size="10pt" officeooo:rsid="000026a8" officeooo:paragraph-rsid="000026a8" style:font-size-asian="10pt" style:font-size-complex="10pt"/>
    </style:style>
    <style:style style:name="P3" style:family="paragraph" style:parent-style-name="Standard">
      <style:paragraph-properties fo:margin-top="0cm" fo:margin-bottom="0.499cm" loext:contextual-spacing="false"/>
      <style:text-properties fo:font-size="10pt" style:font-size-asian="10pt" style:font-size-complex="10pt"/>
    </style:style>
    <style:style style:name="P4" style:family="paragraph" style:parent-style-name="Preformatted_20_Text">
      <style:paragraph-properties fo:margin-top="0cm" fo:margin-bottom="0.499cm" loext:contextual-spacing="false"/>
      <style:text-properties fo:font-size="10pt" style:font-size-asian="10pt" style:font-size-complex="10pt"/>
    </style:style>
    <style:style style:name="P5" style:family="paragraph" style:parent-style-name="Preformatted_20_Text">
      <style:text-properties fo:font-size="10pt" style:font-size-asian="10pt" style:font-size-complex="10pt"/>
    </style:style>
    <style:style style:name="P6" style:family="paragraph" style:parent-style-name="Text_20_body" style:list-style-name="L1">
      <style:text-properties fo:font-size="10pt" style:font-size-asian="10pt" style:font-size-complex="10pt"/>
    </style:style>
    <style:style style:name="P7" style:family="paragraph" style:parent-style-name="Text_20_body" style:list-style-name="L2">
      <style:text-properties fo:font-size="10pt" style:font-size-asian="10pt" style:font-size-complex="10pt"/>
    </style:style>
    <style:style style:name="P8" style:family="paragraph" style:parent-style-name="Text_20_body" style:list-style-name="L3">
      <style:text-properties fo:font-size="10pt" style:font-size-asian="10pt" style:font-size-complex="10pt"/>
    </style:style>
    <style:style style:name="P9" style:family="paragraph" style:parent-style-name="Text_20_body" style:list-style-name="L4">
      <style:text-properties fo:font-size="10pt" style:font-size-asian="10pt" style:font-size-complex="10pt"/>
    </style:style>
    <style:style style:name="P10" style:family="paragraph" style:parent-style-name="Text_20_body" style:list-style-name="L5">
      <style:text-properties fo:font-size="10pt" style:font-size-asian="10pt" style:font-size-complex="10pt"/>
    </style:style>
    <style:style style:name="P11" style:family="paragraph" style:parent-style-name="Text_20_body" style:list-style-name="L2"/>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1">
      <style:paragraph-properties fo:margin-top="0cm" fo:margin-bottom="0cm" loext:contextual-spacing="false"/>
      <style:text-properties fo:font-size="10pt" style:font-size-asian="10pt" style:font-size-complex="10pt"/>
    </style:style>
    <style:style style:name="P15" style:family="paragraph" style:parent-style-name="Text_20_body" style:list-style-name="L2">
      <style:paragraph-properties fo:margin-top="0cm" fo:margin-bottom="0cm" loext:contextual-spacing="false"/>
      <style:text-properties fo:font-size="10pt" style:font-size-asian="10pt" style:font-size-complex="10pt"/>
    </style:style>
    <style:style style:name="P16" style:family="paragraph" style:parent-style-name="Text_20_body" style:list-style-name="L3">
      <style:paragraph-properties fo:margin-top="0cm" fo:margin-bottom="0cm" loext:contextual-spacing="false"/>
      <style:text-properties fo:font-size="10pt" style:font-size-asian="10pt" style:font-size-complex="10pt"/>
    </style:style>
    <style:style style:name="P17" style:family="paragraph" style:parent-style-name="Text_20_body" style:list-style-name="L4">
      <style:paragraph-properties fo:margin-top="0cm" fo:margin-bottom="0cm" loext:contextual-spacing="false"/>
      <style:text-properties fo:font-size="10pt" style:font-size-asian="10pt" style:font-size-complex="10pt"/>
    </style:style>
    <style:style style:name="P18" style:family="paragraph" style:parent-style-name="Text_20_body" style:list-style-name="L5">
      <style:paragraph-properties fo:margin-top="0cm" fo:margin-bottom="0cm" loext:contextual-spacing="false"/>
      <style:text-properties fo:font-size="10pt" style:font-size-asian="10pt" style:font-size-complex="10pt"/>
    </style:style>
    <style:style style:name="P19" style:family="paragraph" style:parent-style-name="Heading_20_2">
      <style:text-properties fo:font-size="10pt" officeooo:rsid="000026a8" officeooo:paragraph-rsid="000026a8" style:font-size-asian="10pt" style:font-size-complex="10pt"/>
    </style:style>
    <style:style style:name="P20" style:family="paragraph" style:parent-style-name="Heading_20_2">
      <style:paragraph-properties fo:margin-top="0cm" fo:margin-bottom="0.499cm" loext:contextual-spacing="false"/>
      <style:text-properties fo:font-size="10pt" style:font-size-asian="10pt" style:font-size-complex="10pt"/>
    </style:style>
    <style:style style:name="P21" style:family="paragraph" style:parent-style-name="Preformatted_20_Text" style:list-style-name="L2">
      <style:text-properties fo:font-size="10pt" style:font-size-asian="10pt" style:font-size-complex="10pt"/>
    </style:style>
    <style:style style:name="P22" style:family="paragraph" style:parent-style-name="Preformatted_20_Text" style:list-style-name="L3">
      <style:text-properties fo:font-size="10pt" style:font-size-asian="10pt" style:font-size-complex="10pt"/>
    </style:style>
    <style:style style:name="P23" style:family="paragraph" style:parent-style-name="Preformatted_20_Text" style:list-style-name="L3">
      <style:text-properties fo:font-size="10pt" officeooo:paragraph-rsid="00037ae1" style:font-size-asian="10pt" style:font-size-complex="10pt"/>
    </style:style>
    <style:style style:name="P24" style:family="paragraph" style:parent-style-name="Preformatted_20_Text" style:list-style-name="L4">
      <style:text-properties fo:font-size="10pt" style:font-size-asian="10pt" style:font-size-complex="10pt"/>
    </style:style>
    <style:style style:name="P25" style:family="paragraph" style:parent-style-name="Preformatted_20_Text" style:list-style-name="L5">
      <style:text-properties fo:font-size="10pt" style:font-size-asian="10pt" style:font-size-complex="10pt"/>
    </style:style>
    <style:style style:name="P26" style:family="paragraph" style:parent-style-name="Preformatted_20_Text" style:list-style-name="L6">
      <style:text-properties fo:font-size="10pt" style:font-size-asian="10pt" style:font-size-complex="10pt"/>
    </style:style>
    <style:style style:name="P27" style:family="paragraph" style:parent-style-name="Preformatted_20_Text" style:list-style-name="L2">
      <style:paragraph-properties fo:margin-top="0cm" fo:margin-bottom="0.499cm" loext:contextual-spacing="false"/>
      <style:text-properties fo:font-size="10pt" style:font-size-asian="10pt" style:font-size-complex="10pt"/>
    </style:style>
    <style:style style:name="P28" style:family="paragraph" style:parent-style-name="Preformatted_20_Text" style:list-style-name="L3">
      <style:paragraph-properties fo:margin-top="0cm" fo:margin-bottom="0.499cm" loext:contextual-spacing="false"/>
      <style:text-properties fo:font-size="10pt" style:font-size-asian="10pt" style:font-size-complex="10pt"/>
    </style:style>
    <style:style style:name="P29" style:family="paragraph" style:parent-style-name="Preformatted_20_Text" style:list-style-name="L4">
      <style:paragraph-properties fo:margin-top="0cm" fo:margin-bottom="0.499cm" loext:contextual-spacing="false"/>
      <style:text-properties fo:font-size="10pt" style:font-size-asian="10pt" style:font-size-complex="10pt"/>
    </style:style>
    <style:style style:name="P30" style:family="paragraph" style:parent-style-name="Preformatted_20_Text" style:list-style-name="L5">
      <style:paragraph-properties fo:margin-top="0cm" fo:margin-bottom="0.499cm" loext:contextual-spacing="false"/>
      <style:text-properties fo:font-size="10pt" style:font-size-asian="10pt" style:font-size-complex="10pt"/>
    </style:style>
    <style:style style:name="P31" style:family="paragraph" style:parent-style-name="Preformatted_20_Text" style:list-style-name="L6">
      <style:paragraph-properties fo:margin-top="0cm" fo:margin-bottom="0.499cm" loext:contextual-spacing="false"/>
      <style:text-properties fo:font-size="10pt" style:font-size-asian="10pt" style:font-size-complex="10pt"/>
    </style:style>
    <style:style style:name="T1" style:family="text">
      <style:text-properties style:text-position="33% 80%"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0026a8" style:font-size-asian="10pt" style:font-size-complex="10pt"/>
    </style:style>
    <style:style style:name="T4" style:family="text">
      <style:text-properties fo:font-size="10pt" officeooo:rsid="00037ae1" style:font-size-asian="10pt" style:font-size-complex="10pt"/>
    </style:style>
    <style:style style:name="T5" style:family="text">
      <style:text-properties fo:font-size="10pt" fo:font-style="normal" officeooo:rsid="000026a8" style:font-size-asian="10pt" style:font-style-asian="normal" style:font-size-complex="10pt" style:font-style-complex="normal"/>
    </style:style>
    <style:style style:name="T6" style:family="text">
      <style:text-properties officeooo:rsid="0001f2d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Konventionen</text:p>
      <text:p text:style-name="P1"/>
      <text:h text:style-name="P19" text:outline-level="2">Zeilen</text:h>
      <text:list xml:id="list7794632349354163779" text:style-name="L1">
        <text:list-item>
          <text:p text:style-name="P14">Die Zeilenlänge sollte <text:span text:style-name="T6">120</text:span> Zeichen nicht überschreiten. </text:p>
        </text:list-item>
        <text:list-item>
          <text:p text:style-name="P14">Einrückung: 4 Leerzeichen </text:p>
        </text:list-item>
        <text:list-item>
          <text:p text:style-name="P14">Notwendige Zeilenumbrüche sollten nach den folgenden Regeln erfolgen </text:p>
          <text:list>
            <text:list-item>
              <text:p text:style-name="P14">nach Kommata </text:p>
            </text:list-item>
            <text:list-item>
              <text:p text:style-name="P14">vor Operatoren </text:p>
            </text:list-item>
            <text:list-item>
              <text:p text:style-name="P14">höherrangige Umbrüche bevorzugen </text:p>
            </text:list-item>
            <text:list-item>
              <text:p text:style-name="P6">Ergibt sich aus den vorangehenden Regeln eine unübersichtliche Formatierung, so sollte eine Einrückung von 8 Leerzeichen bevorzugt werden. </text:p>
            </text:list-item>
          </text:list>
        </text:list-item>
      </text:list>
      <text:h text:style-name="P19" text:outline-level="2">Kommentare</text:h>
      <text:p text:style-name="P2"/>
      <text:p text:style-name="P1"><text:span text:style-name="T2">Einzeiliger Kommentar der Angaben zur speziellen Implementierung macht. Der Kommentar beginnt bei den Kommentarzeichen ('</text:span><text:span text:style-name="Source_20_Text"><text:span text:style-name="T2">//</text:span></text:span><text:span text:style-name="T2">') und endet mit dem jeweiligen Zeilenumbruch.<text:line-break/>Mehrere unmittelbar aufeinander folgende einzeilige Kommentare sollten vermieden werden, können jedoch zum Auskommentieren von Quelltextanteilen verwendet werden.</text:span></text:p>
      <text:p text:style-name="P2"/>
      <text:p text:style-name="P5">// Kommentar</text:p>
      <text:p text:style-name="P5"><text:s text:c="56"/></text:p>
      <text:p text:style-name="P4">int i = 0; // Kommentar</text:p>
      <text:p text:style-name="P4"/>
      <text:p text:style-name="P3">Mehrzeiliger Kommentar der Angaben zur speziellen Implementierung macht. Er kann bei entsprechender Kürze auch einzeilig sein.</text:p>
      <text:p text:style-name="P5">/* Kommentar */</text:p>
      <text:p text:style-name="P5"><text:s text:c="56"/></text:p>
      <text:p text:style-name="P5">/**</text:p>
      <text:p text:style-name="P5"><text:s/>* Kommentar</text:p>
      <text:p text:style-name="P4"><text:s/>*/</text:p>
      <text:h text:style-name="P20" text:outline-level="2">Deklaration und Initialisierung</text:h>
      <text:list xml:id="list5797554682317187210" text:style-name="L2">
        <text:list-item>
          <text:p text:style-name="P7">Deklarationen von Variablen sollten nur eine pro Zeile erfolgen, um sie mit vorangesetzten Kommentaren versehen zu können. Mehrere Deklarationen pro Zeile sind bei gleichem Typ jedoch möglich.</text:p>
          <text:p text:style-name="P21">int i = 0;</text:p>
          <text:p text:style-name="P21">int j = 34;</text:p>
          <text:p text:style-name="P27">double k, l; // Möglich, aber sollte vermieden werden</text:p>
          <text:p text:style-name="P15"><text:line-break/>Methodendeklarationen, -aufrufe und Variablendeklarationen verschiedenen Typs müssen jeweils in einer eigenen Zeile erfolgen. </text:p>
        </text:list-item>
        <text:list-item>
          <text:p text:style-name="P11"><text:span text:style-name="T2">Mit Ausnahme von Zählvariablen von </text:span><text:span text:style-name="Source_20_Text"><text:span text:style-name="T2">for</text:span></text:span><text:span text:style-name="T2">-Schleifen sollten lokale Variablen immer am Anfang eines Blockes deklariert und möglichst sofort initialisiert werden. Ein Block ist ein Quelltextbereich, der in geschweifte Klammern </text:span><text:span text:style-name="Source_20_Text"><text:span text:style-name="T2">{ ... }</text:span></text:span><text:span text:style-name="T2"> eingeschlossen ist. </text:span></text:p>
        </text:list-item>
      </text:list>
      <text:h text:style-name="P20" text:outline-level="2">Klassen-, Interface- und Methodendeklaration</text:h>
      <text:list xml:id="list2189846751814222616" text:style-name="L3">
        <text:list-item>
          <text:p text:style-name="P16">Kein Leerzeichen zwischen Methodennamen und der folgenden öffnenden runden Klammer </text:p>
        </text:list-item>
        <text:list-item>
          <text:p text:style-name="P16">Die öffnende geschweifte Klammer eines Blockes sollte, mit einem Leerzeichen getrennt, in der Zeile des <text:soft-page-break/>Deklarations-Statements stehen. </text:p>
        </text:list-item>
        <text:list-item>
          <text:p text:style-name="P8">Die schließende geschweifte Klammer eines Blockes sollte in einer neuen Zeile auf Einrückungsebene des zugehörigen Statements erscheinen.</text:p>
          <text:p text:style-name="P23">void print(int i) {</text:p>
          <text:p text:style-name="P22"><text:s text:c="4"/>System.out.println(i);</text:p>
          <text:p text:style-name="P28">}</text:p>
        </text:list-item>
      </text:list>
      <text:h text:style-name="P20" text:outline-level="2">Statements</text:h>
      <text:list xml:id="list2088660342489999130" text:style-name="L4">
        <text:list-item>
          <text:p text:style-name="P17">Für jedes Statement sollte eine eigene Zeile verwendet werden. </text:p>
        </text:list-item>
        <text:list-item>
          <text:p text:style-name="P9">Bei Bedingungen und Verzweigungen sollten, wie bei Methoden auch, die geschweiften öffnenden Klammern des Blockes am Ende der Statementzeile stehen. Die schließende geschweifte Klammer eröffnet eine neue Zeile auf Einrückungsebene des Statements.</text:p>
          <text:p text:style-name="P24">for (int i = 0; i &lt; 10; i++) {</text:p>
          <text:p text:style-name="P24"><text:s text:c="4"/>if (i == 5) {</text:p>
          <text:p text:style-name="P24"><text:s text:c="8"/>System.out.println(i);</text:p>
          <text:p text:style-name="P24"><text:s text:c="4"/>}</text:p>
          <text:p text:style-name="P29">}</text:p>
        </text:list-item>
      </text:list>
      <text:h text:style-name="P20" text:outline-level="2">Leerzeichen</text:h>
      <text:list xml:id="list2291523903758423421" text:style-name="L5">
        <text:list-item>
          <text:p text:style-name="P18">...stehen zwischen Schlüsselwörtern und runden Klammern, jedoch nicht nach Methodennamen. </text:p>
        </text:list-item>
        <text:list-item>
          <text:p text:style-name="P10">...stehen nach Kommata in Argumentlisten</text:p>
          <text:p text:style-name="P30">void print(int i, double j)</text:p>
        </text:list-item>
        <text:list-item>
          <text:p text:style-name="P10">...stehen zwischen binären Operatoren und ihren Operanden</text:p>
          <text:p text:style-name="P30">int i = 5;</text:p>
        </text:list-item>
        <text:list-item>
          <text:p text:style-name="P10">...stehen nicht zwischen unären Increment- und Decrement-Operatoren und deren Operanden</text:p>
          <text:p text:style-name="P30">a++, --i</text:p>
        </text:list-item>
        <text:list-item>
          <text:p text:style-name="P12"><text:span text:style-name="T2">...stehen zwischen den Ausdrücken eines </text:span><text:span text:style-name="Source_20_Text"><text:span text:style-name="T2">for</text:span></text:span><text:span text:style-name="T2">-Statements</text:span></text:p>
          <text:p text:style-name="P30">for (int i = 0; i &lt; 5; i++)</text:p>
        </text:list-item>
        <text:list-item>
          <text:p text:style-name="P10">...stehen nach expliziten Casts</text:p>
          <text:p text:style-name="P25">float f = 3.14f;</text:p>
          <text:p text:style-name="P30">double d = (double) f;</text:p>
        </text:list-item>
      </text:list>
      <text:h text:style-name="P20" text:outline-level="2">Namenskonventionen</text:h>
      <text:p text:style-name="Text_20_body"><text:span text:style-name="T2">Alle Bezeichner sollten grundsätzlich </text:span><text:span text:style-name="Emphasis"><text:span text:style-name="T5">auf Englisch</text:span></text:span><text:span text:style-name="T2"> sein, und möglichst intuitiv den Zweck angeben, für den sie stehen. Lediglich nur kurzfristig benötigte Werte, wie bspw. Zählvariablen, können durch Kurzbezeichner repräsentiert werden.<text:line-break/>Alle Bezeichner müssen aus alphanumerischen Zeichen des ASCII-Zeichensatzs bestehen, dürfen Unters</text:span><text:span text:style-name="T3">t</text:span><text:span text:style-name="T2">riche enthalten, jedoch nicht mit einer Ziffer beginnen. </text:span></text:p>
      <text:list xml:id="list3576536785180067990" text:style-name="L6">
        <text:list-item>
          <text:p text:style-name="P13"><text:span text:style-name="T2">Klassen- und Interface-Bezeichner sollen mit großem Anfangsbuchstaben in CamelCase</text:span><text:a xlink:type="simple" xlink:href="https://javabeginners.de/Grundlagen/Code-Konventionen.php#f1" text:style-name="Internet_20_link" text:visited-style-name="Visited_20_Internet_20_Link"><text:span text:style-name="T1">1</text:span></text:a><text:span text:style-name="T2">-Schreibweise geschrieben werden.</text:span></text:p>
          <text:p text:style-name="P31">class TestConverterGUI</text:p>
        </text:list-item>
        <text:list-item>
          <text:p text:style-name="P13"><text:span text:style-name="T2">Variablen- und Methoden-Bezeichner sollen mit Ausnahme von Klassenkonstanten mit kleinem </text:span><text:soft-page-break/><text:span text:style-name="T2">Anfangsbuchstaben in CamelCase</text:span><text:a xlink:type="simple" xlink:href="https://javabeginners.de/Grundlagen/Code-Konventionen.php#f1" text:style-name="Internet_20_link" text:visited-style-name="Visited_20_Internet_20_Link"><text:span text:style-name="T1">1</text:span></text:a><text:span text:style-name="T2">-Schreibweise geschrieben werden</text:span></text:p>
          <text:p text:style-name="P26">String studentName;</text:p>
          <text:p text:style-name="P31">void printStudentName()</text:p>
        </text:list-item>
        <text:list-item>
          <text:p text:style-name="P13"><text:span text:style-name="T2">Klassenkonstanten (</text:span><text:span text:style-name="Source_20_Text"><text:span text:style-name="T2">static final</text:span></text:span><text:span text:style-name="T2"> deklarierte Variablen) werden durchgehend mit Großbuchstaben geschrieben. Werden mehrere Worte verwendet, so werden diese durch Unterstriche getrennt. </text:span><text:span text:style-name="T4">Magic Numbers werden vermieden.</text:span></text:p>
          <text:p text:style-name="P31">static final int BORDER_WIDTH = 5;</text:p>
        </text:list-item>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7:33:45.842000000</meta:creation-date>
    <dc:date>2016-10-24T11:35:23.464414706</dc:date>
    <meta:editing-duration>PT16M25S</meta:editing-duration>
    <meta:editing-cycles>6</meta:editing-cycles>
    <meta:generator>LibreOffice/5.1.4.2$Linux_X86_64 LibreOffice_project/10m0$Build-2</meta:generator>
    <meta:document-statistic meta:table-count="0" meta:image-count="0" meta:object-count="0" meta:page-count="3" meta:paragraph-count="64" meta:word-count="553" meta:character-count="4060" meta:non-whitespace-character-count="3466"/>
  </office:meta>
</office:document-meta>
</file>